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0.54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0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dvent of Code 2021 in Python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" office:value-type="string" calcext:value-type="string">
            <text:p>Laufzeiten (i7-940 2,93 GHz, Windows 10 21H1 (64 Bit),16GB RAM, <text:s/>Python 3.9.9 (64 Bit)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8"/>
          <table:table-cell table:style-name="ce5" office:value-type="string" calcext:value-type="string" table:number-columns-spanned="3" table:number-rows-spanned="1">
            <text:p>in Millisek.</text:p>
          </table:table-cell>
          <table:covered-table-cell table:number-columns-repeated="2" table:style-name="ce8"/>
          <table:table-cell table:style-name="ce8"/>
          <table:table-cell table:number-columns-repeated="2"/>
        </table:table-row>
        <table:table-row table:style-name="ro2">
          <table:table-cell table:style-name="ce8" office:value-type="string" calcext:value-type="string">
            <text:p>Tag</text:p>
          </table:table-cell>
          <table:table-cell table:style-name="ce8" office:value-type="string" calcext:value-type="string">
            <text:p>Part 1</text:p>
          </table:table-cell>
          <table:table-cell table:style-name="ce8" office:value-type="string" calcext:value-type="string">
            <text:p>Part 2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Summ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319" calcext:value-type="float">
            <text:p>13,32</text:p>
          </table:table-cell>
          <table:table-cell table:formula="of:=+[.D7]" office:value-type="float" office:value="13.319" calcext:value-type="float">
            <text:p>13,3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775" calcext:value-type="float">
            <text:p>7,78</text:p>
          </table:table-cell>
          <table:table-cell table:formula="of:=+[.E7]+[.D8]" office:value-type="float" office:value="21.094" calcext:value-type="float">
            <text:p>21,0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283" calcext:value-type="float">
            <text:p>3,28</text:p>
          </table:table-cell>
          <table:table-cell table:formula="of:=+[.E8]+[.D9]" office:value-type="float" office:value="24.377" calcext:value-type="float">
            <text:p>24,3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.299" calcext:value-type="float">
            <text:p>12,30</text:p>
          </table:table-cell>
          <table:table-cell table:formula="of:=+[.E9]+[.D10]" office:value-type="float" office:value="36.676" calcext:value-type="float">
            <text:p>36,68</text:p>
          </table:table-cell>
          <table:table-cell/>
          <table:table-cell office:value-type="string" calcext:value-type="string">
            <text:p>objektorientierte Varian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0.051" calcext:value-type="float">
            <text:p>200,05</text:p>
          </table:table-cell>
          <table:table-cell table:formula="of:=+[.E10]+[.D11]" office:value-type="float" office:value="236.727" calcext:value-type="float">
            <text:p>236,7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462" calcext:value-type="float">
            <text:p>0,462</text:p>
          </table:table-cell>
          <table:table-cell office:value-type="float" office:value="0.608" calcext:value-type="float">
            <text:p>0,608</text:p>
          </table:table-cell>
          <table:table-cell table:formula="of:=SUM([.B12:.C12])" office:value-type="float" office:value="1.07" calcext:value-type="float">
            <text:p>1,07</text:p>
          </table:table-cell>
          <table:table-cell table:formula="of:=+[.E11]+[.D12]" office:value-type="float" office:value="237.797" calcext:value-type="float">
            <text:p>237,8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.985" calcext:value-type="float">
            <text:p>1,99</text:p>
          </table:table-cell>
          <table:table-cell table:formula="of:=+[.E12]+[.D13]" office:value-type="float" office:value="239.782" calcext:value-type="float">
            <text:p>239,78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116" calcext:value-type="float">
            <text:p>3,12</text:p>
          </table:table-cell>
          <table:table-cell table:formula="of:=+[.E13]+[.D14]" office:value-type="float" office:value="242.898" calcext:value-type="float">
            <text:p>242,9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4.227" calcext:value-type="float">
            <text:p>24,23</text:p>
          </table:table-cell>
          <table:table-cell table:formula="of:=+[.E14]+[.D15]" office:value-type="float" office:value="267.125" calcext:value-type="float">
            <text:p>267,13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739" calcext:value-type="float">
            <text:p>1,74</text:p>
          </table:table-cell>
          <table:table-cell table:formula="of:=+[.E15]+[.D16]" office:value-type="float" office:value="268.864" calcext:value-type="float">
            <text:p>268,86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7.111" calcext:value-type="float">
            <text:p>67,11</text:p>
          </table:table-cell>
          <table:table-cell table:formula="of:=+[.E16]+[.D17]" office:value-type="float" office:value="335.975" calcext:value-type="float">
            <text:p>335,98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33.786" calcext:value-type="float">
            <text:p>333,79</text:p>
          </table:table-cell>
          <table:table-cell table:formula="of:=+[.E17]+[.D18]" office:value-type="float" office:value="669.761" calcext:value-type="float">
            <text:p>669,76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.542" calcext:value-type="float">
            <text:p>5,54</text:p>
          </table:table-cell>
          <table:table-cell table:formula="of:=+[.E18]+[.D19]" office:value-type="float" office:value="675.303" calcext:value-type="float">
            <text:p>675,30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.652" calcext:value-type="float">
            <text:p>14,65</text:p>
          </table:table-cell>
          <table:table-cell table:formula="of:=+[.E19]+[.D20]" office:value-type="float" office:value="689.955" calcext:value-type="float">
            <text:p>689,96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72.437" calcext:value-type="float">
            <text:p>1.072,44</text:p>
          </table:table-cell>
          <table:table-cell table:formula="of:=+[.E20]+[.D21]" office:value-type="float" office:value="1762.392" calcext:value-type="float">
            <text:p>1.762,39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.624" calcext:value-type="float">
            <text:p>5,62</text:p>
          </table:table-cell>
          <table:table-cell table:formula="of:=+[.E21]+[.D22]" office:value-type="float" office:value="1768.016" calcext:value-type="float">
            <text:p>1.768,0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.135" calcext:value-type="float">
            <text:p>5,14</text:p>
          </table:table-cell>
          <table:table-cell table:formula="of:=+[.E22]+[.D23]" office:value-type="float" office:value="1773.151" calcext:value-type="float">
            <text:p>1.773,1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521.974" calcext:value-type="float">
            <text:p>1.521,97</text:p>
          </table:table-cell>
          <table:table-cell table:formula="of:=+[.E23]+[.D24]" office:value-type="float" office:value="3295.125" calcext:value-type="float">
            <text:p>3.295,13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94.975" calcext:value-type="float">
            <text:p>394,98</text:p>
          </table:table-cell>
          <table:table-cell table:formula="of:=+[.E24]+[.D25]" office:value-type="float" office:value="3690.1" calcext:value-type="float">
            <text:p>3.690,10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176.778" calcext:value-type="float">
            <text:p>8.176,78</text:p>
          </table:table-cell>
          <table:table-cell table:formula="of:=+[.E25]+[.D26]" office:value-type="float" office:value="11866.878" calcext:value-type="float">
            <text:p>11.866,88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7.351" calcext:value-type="float">
            <text:p>77,35</text:p>
          </table:table-cell>
          <table:table-cell table:formula="of:=+[.E26]+[.D27]" office:value-type="float" office:value="11944.229" calcext:value-type="float">
            <text:p>11.944,2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80.606" calcext:value-type="float">
            <text:p>280,61</text:p>
          </table:table-cell>
          <table:table-cell table:formula="of:=+[.E27]+[.D28]" office:value-type="float" office:value="12224.835" calcext:value-type="float">
            <text:p>12.224,84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594.354" calcext:value-type="float">
            <text:p>3.594,35</text:p>
          </table:table-cell>
          <table:table-cell table:formula="of:=+[.E28]+[.D29]" office:value-type="float" office:value="15819.189" calcext:value-type="float">
            <text:p>15.819,19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73" calcext:value-type="float">
            <text:p>0,73</text:p>
          </table:table-cell>
          <table:table-cell table:formula="of:=+[.E29]+[.D30]" office:value-type="float" office:value="15819.919" calcext:value-type="float">
            <text:p>15.819,92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24.27" calcext:value-type="float">
            <text:p>424,27</text:p>
          </table:table-cell>
          <table:table-cell table:formula="of:=+[.E30]+[.D31]" office:value-type="float" office:value="16244.189" calcext:value-type="float">
            <text:p>16.244,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.00.0000</text:date>, <text:time style:data-style-name="N2" text:time-value="22:48:41.4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1:37:52.987000000</meta:creation-date>
    <dc:date>2022-01-12T22:53:26.273000000</dc:date>
    <meta:editing-duration>PT18H8M45S</meta:editing-duration>
    <meta:editing-cycles>13</meta:editing-cycles>
    <meta:generator>LibreOffice/7.1.3.2$Windows_X86_64 LibreOffice_project/47f78053abe362b9384784d31a6e56f8511eb1c1</meta:generator>
    <meta:document-statistic meta:table-count="1" meta:cell-count="86" meta:object-count="0"/>
  </office:meta>
</office:document-meta>
</file>